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4.99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42.21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18.7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105.5mm"/>
    </style:style>
    <style:style style:name="co31" style:family="table-column">
      <style:table-column-properties fo:break-before="auto" style:column-width="2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77.21mm"/>
    </style:style>
    <style:style style:name="co35" style:family="table-column">
      <style:table-column-properties fo:break-before="auto" style:column-width="57.2mm"/>
    </style:style>
    <style:style style:name="co36" style:family="table-column">
      <style:table-column-properties fo:break-before="auto" style:column-width="32mm"/>
    </style:style>
    <style:style style:name="co37" style:family="table-column">
      <style:table-column-properties fo:break-before="auto" style:column-width="12.59mm"/>
    </style:style>
    <style:style style:name="co38" style:family="table-column">
      <style:table-column-properties fo:break-before="auto" style:column-width="65mm"/>
    </style:style>
    <style:style style:name="co39" style:family="table-column">
      <style:table-column-properties fo:break-before="auto" style:column-width="14.69mm"/>
    </style:style>
    <style:style style:name="co40" style:family="table-column">
      <style:table-column-properties fo:break-before="auto" style:column-width="34.01mm"/>
    </style:style>
    <style:style style:name="co41" style:family="table-column">
      <style:table-column-properties fo:break-before="auto" style:column-width="22.51mm"/>
    </style:style>
    <style:style style:name="co42" style:family="table-column">
      <style:table-column-properties fo:break-before="auto" style:column-width="99.4mm"/>
    </style:style>
    <style:style style:name="co43" style:family="table-column">
      <style:table-column-properties fo:break-before="auto" style:column-width="27.01mm"/>
    </style:style>
    <style:style style:name="co44" style:family="table-column">
      <style:table-column-properties fo:break-before="auto" style:column-width="4.99mm"/>
    </style:style>
    <style:style style:name="co45" style:family="table-column">
      <style:table-column-properties fo:break-before="auto" style:column-width="14.01mm"/>
    </style:style>
    <style:style style:name="co46" style:family="table-column">
      <style:table-column-properties fo:break-before="auto" style:column-width="99.99mm"/>
    </style:style>
    <style:style style:name="co47" style:family="table-column">
      <style:table-column-properties fo:break-before="auto" style:column-width="17mm"/>
    </style:style>
    <style:style style:name="co48" style:family="table-column">
      <style:table-column-properties fo:break-before="auto" style:column-width="83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27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28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33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style-name="ce25"/>
          <table:covered-table-cell table:number-columns-repeated="2"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5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2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3" table:default-cell-style-name="ce110"/>
        <table:table-column table:style-name="co1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4" office:value-type="string" calcext:value-type="string" table:number-columns-spanned="10" table:number-rows-spanned="1">
            <text:p><text:span text:style-name="T5">IA.</text:span> NABOŻEŃSTWO<text:span text:style-name="T6"> IX PIERWSZYCH PIĄTKÓW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B.</text:span> NABOŻEŃSTWO<text:span text:style-name="T6"> V PIERWSZYCH SOBÓT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C+D+E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8" table:default-cell-style-name="ce110"/>
        <table:table-column table:style-name="co12" table:number-columns-repeated="2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54" office:value-type="string" calcext:value-type="string" table:number-columns-spanned="10" table:number-rows-spanned="1">
            <text:p><text:span text:style-name="T5">IC.</text:span> NABOŻEŃSTWO<text:span text:style-name="T6"> DROGI KRZYŻOWEJ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style-name="ce128" table:number-columns-repeated="1009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D.</text:span> NABOŻEŃSTWO<text:span text:style-name="T6"> GORZKICH ŻALÓW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number-columns-repeated="1009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38"/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E.</text:span> TRIDUUM PASCHALNE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style-name="ce6"/>
          <table:table-cell table:style-name="ce133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CZ</text:p>
          </table:table-cell>
          <table:table-cell table:style-name="ce119" table:number-columns-repeated="2"/>
          <table:table-cell table:style-name="ce120"/>
          <table:table-cell table:style-name="ce108" table:number-columns-spanned="9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2" table:style-name="ce134"/>
          <table:table-cell table:style-name="ce134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9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2" table:style-name="ce134"/>
          <table:table-cell table:style-name="ce134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108" table:number-columns-spanned="9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2" table:style-name="ce134"/>
          <table:table-cell table:style-name="ce134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K. <text:span text:style-name="T7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41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3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1" table:default-cell-style-name="ce110"/>
        <table:table-column table:style-name="co21" table:default-cell-style-name="ce110"/>
        <table:table-column table:style-name="co3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.</text:p>
            <text:p>KOŃ-</text:p>
            <text:p>COWA</text:p>
          </table:table-cell>
          <table:table-cell table:style-name="ce111" office:value-type="string" calcext:value-type="string">
            <text:p>LICZBA</text:p>
            <text:p>ZMARŁYCH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3" table:default-cell-style-name="ce110"/>
        <table:table-column table:style-name="co21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P. PATRONI PRZYJACIEL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0"/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. MISJE ORĘDOWNIKA" table:style-name="ta1">
        <table:table-column table:style-name="co9" table:default-cell-style-name="ce110"/>
        <table:table-column table:style-name="co34" table:default-cell-style-name="ce110"/>
        <table:table-column table:style-name="co35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6" table:default-cell-style-name="ce110"/>
        <table:table-column table:style-name="co37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PA. MISJE ORĘDOWNIKA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>
            <text:p>PRZYDROŻNA KAPLICZKA</text:p>
            <text:p>(OPIS MIEJSCA)</text:p>
          </table:table-cell>
          <table:table-cell table:style-name="ce6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L.</text:p>
            <text:p>DOD.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Q. NOWENNY" table:style-name="ta1">
        <table:table-column table:style-name="co9" table:default-cell-style-name="ce110"/>
        <table:table-column table:style-name="co38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9" table:default-cell-style-name="ce110"/>
        <table:table-column table:style-name="co21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133" office:value-type="string" calcext:value-type="string">
            <text:p>INFORM.</text:p>
            <text:p>DOD.</text:p>
          </table:table-cell>
          <table:table-cell table:style-name="ce133" office:value-type="string" calcext:value-type="string">
            <text:p>SPO-</text:p>
            <text:p>WIEDŹ</text:p>
          </table:table-cell>
          <table:table-cell table:style-name="ce111" office:value-type="string" calcext:value-type="string">
            <text:p>9 DNI</text:p>
            <text:p>NOWENNY</text:p>
            <text:p>I MSZA ŚW.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6" table:default-cell-style-name="ce110"/>
        <table:table-column table:style-name="co33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40" table:default-cell-style-name="ce110"/>
        <table:table-column table:style-name="co12" table:default-cell-style-name="ce110"/>
        <table:table-column table:style-name="co41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RUGA</text:p>
            <text:p>OSOB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110"/>
        <table:table-column table:style-name="co7" table:default-cell-style-name="ce110"/>
        <table:table-column table:style-name="co4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43" table:default-cell-style-name="ce110"/>
        <table:table-column table:style-name="co33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default-cell-style-name="ce110"/>
        <table:table-column table:style-name="co44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3"/>
          <table:covered-table-cell table:style-name="ce6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5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style-name="ce15"/>
          <table:covered-table-cell table:number-columns-repeated="2" table:style-name="ce26"/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33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5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7" calcext:value-type="float">
            <text:p>156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0" calcext:value-type="float">
            <text:p>17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2" calcext:value-type="float">
            <text:p>17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9" calcext:value-type="float">
            <text:p>172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54" calcext:value-type="float">
            <text:p>1754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28" calcext:value-type="float">
            <text:p>182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30" calcext:value-type="float">
            <text:p>183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51" calcext:value-type="float">
            <text:p>185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1" calcext:value-type="float">
            <text:p>187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7" calcext:value-type="float">
            <text:p>187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0" calcext:value-type="float">
            <text:p>189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9" calcext:value-type="float">
            <text:p>189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0" calcext:value-type="float">
            <text:p>19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5" calcext:value-type="float">
            <text:p>192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6" calcext:value-type="float">
            <text:p>192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46" calcext:value-type="float">
            <text:p>194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59" calcext:value-type="float">
            <text:p>195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97" calcext:value-type="float">
            <text:p>199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5" calcext:value-type="float">
            <text:p>201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22" calcext:value-type="float">
            <text:p>20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5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2" calcext:value-type="float">
            <text:p>92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3" calcext:value-type="float">
            <text:p>93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4" calcext:value-type="float">
            <text:p>94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5" calcext:value-type="float">
            <text:p>95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6" calcext:value-type="float">
            <text:p>96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110"/>
        <table:table-column table:style-name="co7" table:default-cell-style-name="ce110"/>
        <table:table-column table:style-name="co4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43" table:default-cell-style-name="ce110"/>
        <table:table-column table:style-name="co33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110"/>
        <table:table-column table:style-name="co1" table:default-cell-style-name="ce110"/>
        <table:table-column table:style-name="co46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2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110"/>
        <table:table-column table:style-name="co1" table:default-cell-style-name="ce110"/>
        <table:table-column table:style-name="co47" table:default-cell-style-name="ce110"/>
        <table:table-column table:style-name="co48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2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110"/>
        <table:table-column table:style-name="co1" table:default-cell-style-name="ce110"/>
        <table:table-column table:style-name="co46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2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-</text:p>
            <text:p>LITWA</text:p>
          </table:table-cell>
          <table:table-cell table:style-name="ce111" office:value-type="string" calcext:value-type="string">
            <text:p>POGRZEB</text:p>
            <text:p>☑ / ☒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110"/>
        <table:table-column table:style-name="co38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VG. SZKAPLERZE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.00.0000</text:date>, <text:time style:data-style-name="N2" text:time-value="07:42:58.9489731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6-05T07:43:32.240719589</dc:date>
    <dc:creator>Andrzej Precz</dc:creator>
    <meta:editing-duration>P1DT3H42M50S</meta:editing-duration>
    <meta:editing-cycles>528</meta:editing-cycles>
    <meta:document-statistic meta:table-count="37" meta:cell-count="1565" meta:object-count="0"/>
  </office:meta>
</office:document-meta>
</file>